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0000" loext:opacity="100%" style:font-name="Arial1" fo:font-size="14pt" officeooo:paragraph-rsid="00010378" style:font-size-asian="14pt" style:font-size-complex="14pt"/>
    </style:style>
    <style:style style:name="P2" style:family="paragraph" style:parent-style-name="Standard">
      <style:text-properties fo:color="#000000" loext:opacity="100%" style:font-name="Arial1" fo:font-size="14pt" officeooo:paragraph-rsid="00067d86" style:font-size-asian="14pt" style:font-size-complex="14pt"/>
    </style:style>
    <style:style style:name="P3" style:family="paragraph" style:parent-style-name="Standard">
      <style:text-properties fo:color="#000000" loext:opacity="100%" style:font-name="Arial1" fo:font-size="14pt" officeooo:rsid="00054fd8" officeooo:paragraph-rsid="00054fd8" style:font-size-asian="14pt" style:font-size-complex="14pt"/>
    </style:style>
    <style:style style:name="P4" style:family="paragraph" style:parent-style-name="Standard">
      <style:text-properties officeooo:paragraph-rsid="000b4a65"/>
    </style:style>
    <style:style style:name="P5" style:family="paragraph" style:parent-style-name="Standard">
      <style:text-properties officeooo:paragraph-rsid="00067d86"/>
    </style:style>
    <style:style style:name="P6" style:family="paragraph" style:parent-style-name="Standard">
      <style:text-properties officeooo:rsid="000f82f2" officeooo:paragraph-rsid="000f82f2"/>
    </style:style>
    <style:style style:name="P7" style:family="paragraph" style:parent-style-name="Standard">
      <style:text-properties officeooo:rsid="0013f08b" officeooo:paragraph-rsid="0013f08b"/>
    </style:style>
    <style:style style:name="P8" style:family="paragraph" style:parent-style-name="Standard">
      <style:text-properties officeooo:paragraph-rsid="000587b2"/>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officeooo:rsid="00089ca9"/>
    </style:style>
    <style:style style:name="T3" style:family="text">
      <style:text-properties fo:font-variant="normal" fo:text-transform="none" fo:letter-spacing="normal" fo:font-style="normal" fo:font-weight="normal" officeooo:rsid="0015aa3c"/>
    </style:style>
    <style:style style:name="T4" style:family="text">
      <style:text-properties fo:font-variant="normal" fo:text-transform="none" fo:color="#000000" loext:opacity="100%" style:font-name="Arial1" fo:font-size="14pt" fo:letter-spacing="normal" fo:font-style="normal" fo:font-weight="normal" fo:background-color="transparent" loext:char-shading-value="0" style:font-size-asian="14pt" style:font-size-complex="14pt"/>
    </style:style>
    <style:style style:name="T5" style:family="text">
      <style:text-properties fo:font-variant="normal" fo:text-transform="none" fo:color="#000000" loext:opacity="100%" style:font-name="Arial1" fo:font-size="14pt" fo:letter-spacing="normal" fo:font-style="normal" fo:font-weight="normal" officeooo:rsid="00067d86" fo:background-color="transparent" loext:char-shading-value="0" style:font-size-asian="14pt" style:font-size-complex="14pt"/>
    </style:style>
    <style:style style:name="T6" style:family="text">
      <style:text-properties fo:font-variant="normal" fo:text-transform="none" fo:color="#000000" loext:opacity="100%" style:font-name="Arial1" fo:font-size="14pt" fo:letter-spacing="normal" fo:font-style="normal" fo:font-weight="normal" officeooo:rsid="000bf25a" fo:background-color="transparent" loext:char-shading-value="0" style:font-size-asian="14pt" style:font-size-complex="14pt"/>
    </style:style>
    <style:style style:name="T7" style:family="text">
      <style:text-properties fo:font-variant="normal" fo:text-transform="none" fo:color="#000000" loext:opacity="100%" style:font-name="Arial1" fo:font-size="14pt" fo:letter-spacing="normal" fo:font-style="normal" fo:font-weight="normal" officeooo:rsid="000c5ff4" fo:background-color="transparent" loext:char-shading-value="0" style:font-size-asian="14pt" style:font-size-complex="14pt"/>
    </style:style>
    <style:style style:name="T8" style:family="text">
      <style:text-properties fo:font-variant="normal" fo:text-transform="none" fo:color="#000000" loext:opacity="100%" style:font-name="Arial1" fo:font-size="14pt" fo:letter-spacing="normal" fo:font-style="normal" fo:font-weight="normal" fo:background-color="transparent" loext:char-shading-value="0" style:font-size-asian="14pt" style:font-weight-asian="normal" style:font-size-complex="14pt" style:font-weight-complex="normal"/>
    </style:style>
    <style:style style:name="T9" style:family="text">
      <style:text-properties fo:font-variant="normal" fo:text-transform="none" fo:color="#000000" loext:opacity="100%" style:font-name="Arial1" fo:font-size="14pt" fo:letter-spacing="normal" fo:font-style="normal" fo:font-weight="normal" officeooo:rsid="000c5ff4" fo:background-color="transparent" loext:char-shading-value="0" style:font-size-asian="14pt" style:font-weight-asian="normal" style:font-size-complex="14pt" style:font-weight-complex="normal"/>
    </style:style>
    <style:style style:name="T10" style:family="text">
      <style:text-properties fo:font-variant="normal" fo:text-transform="none" fo:color="#000000" loext:opacity="100%" style:font-name="Arial1" fo:font-size="14pt" fo:letter-spacing="normal" fo:font-style="normal" fo:font-weight="normal" officeooo:rsid="000c81dd" fo:background-color="transparent" loext:char-shading-value="0" style:font-size-asian="14pt" style:font-weight-asian="normal" style:font-size-complex="14pt" style:font-weight-complex="normal"/>
    </style:style>
    <style:style style:name="T11" style:family="text">
      <style:text-properties fo:font-variant="normal" fo:text-transform="none" fo:color="#000000" loext:opacity="100%" style:font-name="Arial1" fo:font-size="14pt" fo:letter-spacing="normal" fo:font-style="normal" fo:font-weight="normal" officeooo:rsid="000d7d97" fo:background-color="transparent" loext:char-shading-value="0" style:font-size-asian="14pt" style:font-weight-asian="normal" style:font-size-complex="14pt" style:font-weight-complex="normal"/>
    </style:style>
    <style:style style:name="T12" style:family="text">
      <style:text-properties fo:font-variant="normal" fo:text-transform="none" fo:color="#000000" loext:opacity="100%" style:font-name="Arial1" fo:font-size="14pt" fo:letter-spacing="normal" fo:font-style="normal" fo:font-weight="normal" officeooo:rsid="000f82f2" fo:background-color="transparent" loext:char-shading-value="0" style:font-size-asian="14pt" style:font-weight-asian="normal" style:font-size-complex="14pt" style:font-weight-complex="normal"/>
    </style:style>
    <style:style style:name="T13" style:family="text">
      <style:text-properties fo:font-variant="normal" fo:text-transform="none" fo:color="#000000" loext:opacity="100%" style:font-name="Arial1" fo:font-size="14pt" fo:letter-spacing="normal" fo:font-style="normal" fo:font-weight="normal" officeooo:rsid="0012cc02" fo:background-color="transparent" loext:char-shading-value="0" style:font-size-asian="14pt" style:font-weight-asian="normal" style:font-size-complex="14pt" style:font-weight-complex="normal"/>
    </style:style>
    <style:style style:name="T14" style:family="text">
      <style:text-properties fo:font-variant="normal" fo:text-transform="none" fo:color="#000000" loext:opacity="100%" style:font-name="Arial1" fo:font-size="14pt" fo:letter-spacing="normal" fo:font-style="normal" fo:font-weight="normal" officeooo:rsid="0013f08b" fo:background-color="transparent" loext:char-shading-value="0" style:font-size-asian="14pt" style:font-weight-asian="normal" style:font-size-complex="14pt" style:font-weight-complex="normal"/>
    </style:style>
    <style:style style:name="T15" style:family="text">
      <style:text-properties fo:font-variant="normal" fo:text-transform="none" fo:color="#000000" loext:opacity="100%" style:font-name="Arial1" fo:font-size="14pt" fo:letter-spacing="normal" fo:font-style="normal" fo:font-weight="normal" officeooo:rsid="001bcd6c" fo:background-color="transparent" loext:char-shading-value="0" style:font-size-asian="14pt" style:font-weight-asian="normal" style:font-size-complex="14pt" style:font-weight-complex="normal"/>
    </style:style>
    <style:style style:name="T16" style:family="text">
      <style:text-properties fo:font-variant="normal" fo:text-transform="none" fo:color="#000000" loext:opacity="100%" style:font-name="Arial" fo:font-size="14pt" fo:letter-spacing="normal" fo:font-style="normal" fo:font-weight="normal" fo:background-color="transparent" loext:char-shading-value="0" style:font-size-asian="14pt" style:font-weight-asian="normal" style:font-size-complex="14pt" style:font-weight-complex="normal"/>
    </style:style>
    <style:style style:name="T17" style:family="text">
      <style:text-properties fo:font-variant="normal" fo:text-transform="none" fo:color="#000000" loext:opacity="100%" style:font-name="Arial" fo:font-size="14pt" fo:letter-spacing="normal" fo:font-style="normal" fo:font-weight="normal" officeooo:rsid="0013f08b" fo:background-color="transparent" loext:char-shading-value="0" style:font-size-asian="14pt" style:font-weight-asian="normal" style:font-size-complex="14pt" style:font-weight-complex="normal"/>
    </style:style>
    <style:style style:name="T18" style:family="text">
      <style:text-properties fo:font-variant="normal" fo:text-transform="none" fo:color="#000000" loext:opacity="100%" style:font-name="Arial" fo:font-size="14pt" fo:letter-spacing="normal" fo:font-style="normal" fo:font-weight="normal" officeooo:rsid="00146187" fo:background-color="transparent" loext:char-shading-value="0" style:font-size-asian="14pt" style:font-weight-asian="normal" style:font-size-complex="14pt" style:font-weight-complex="normal"/>
    </style:style>
    <style:style style:name="T19" style:family="text">
      <style:text-properties officeooo:rsid="00067d86"/>
    </style:style>
    <style:style style:name="T20" style:family="text">
      <style:text-properties fo:color="#000000" loext:opacity="100%" style:font-name="Arial1" fo:font-size="14pt" officeooo:rsid="000587b2" style:font-size-asian="14pt" style:font-size-complex="14pt"/>
    </style:style>
    <style:style style:name="T21" style:family="text">
      <style:text-properties fo:color="#000000" loext:opacity="100%" style:font-name="Arial1" fo:font-size="14pt" officeooo:rsid="00067d86" style:font-size-asian="14pt" style:font-size-complex="14pt"/>
    </style:style>
    <style:style style:name="T22" style:family="text">
      <style:text-properties fo:color="#000000" loext:opacity="100%" style:font-name="Arial1" fo:font-size="14pt" officeooo:rsid="000b4a65" style:font-size-asian="14pt" style:font-size-complex="14pt"/>
    </style:style>
    <style:style style:name="T23" style:family="text">
      <style:text-properties fo:color="#000000" loext:opacity="100%" style:font-name="Arial1" fo:font-size="14pt" officeooo:rsid="0015aa3c" style:font-size-asian="14pt" style:font-size-complex="14pt"/>
    </style:style>
    <style:style style:name="T24" style:family="text">
      <style:text-properties fo:color="#000000" loext:opacity="100%" style:font-name="Arial1" fo:font-size="14pt" fo:background-color="transparent" loext:char-shading-value="0" style:font-size-asian="14pt" style:font-size-complex="14pt"/>
    </style:style>
    <style:style style:name="T25" style:family="text">
      <style:text-properties fo:color="#000000" loext:opacity="100%" style:font-name="Arial1" fo:font-size="14pt" officeooo:rsid="00067d86" fo:background-color="transparent" loext:char-shading-value="0" style:font-size-asian="14pt" style:font-size-complex="14pt"/>
    </style:style>
    <style:style style:name="T26" style:family="text">
      <style:text-properties fo:color="#000000" loext:opacity="100%" style:font-name="Arial1" fo:font-size="14pt" officeooo:rsid="000bf25a" fo:background-color="transparent" loext:char-shading-value="0" style:font-size-asian="14pt" style:font-size-complex="14pt"/>
    </style:style>
    <style:style style:name="T27" style:family="text">
      <style:text-properties fo:color="#000000" loext:opacity="100%" style:font-name="Arial1" fo:font-size="14pt" officeooo:rsid="0015aa3c" fo:background-color="transparent" loext:char-shading-value="0" style:font-size-asian="14pt" style:font-size-complex="14pt"/>
    </style:style>
    <style:style style:name="T28" style:family="text">
      <style:text-properties fo:color="#000000" loext:opacity="100%" style:font-name="Arial1" fo:font-size="14pt" officeooo:rsid="00190a33" fo:background-color="transparent" loext:char-shading-value="0" style:font-size-asian="14pt" style:font-size-complex="14pt"/>
    </style:style>
    <style:style style:name="T29" style:family="text">
      <style:text-properties officeooo:rsid="00070d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L</text:span><text:span text:style-name="T1">e voyage à Barcelone s'est déroulé du lundi 11 mars 2024 au vendredi 15 mars 2024. Lors de ce voyage, nous avons pu découvrir une grande partie de la ville et ses éléments </text:span><text:span text:style-name="T2">touristiques principaux </text:span><text:span text:style-name="T1">(la Sagrada Familia, le parc Güell, l'architecture moderniste, ...). Nous avons été accueillis chez </text:span><text:span text:style-name="T2">des</text:span><text:span text:style-name="T1"> famille</text:span><text:span text:style-name="T3">s</text:span><text:span text:style-name="T1"> d'accueil pour les nuits et nous </text:span><text:span text:style-name="T2">visitions</text:span><text:span text:style-name="T1"> la ville de 9h à 18h.</text:span> </text:p>
      <text:p text:style-name="P1"/>
      <text:p text:style-name="P1"/>
      <text:p text:style-name="P1"/>
      <text:p text:style-name="P2">Le premier jour, nous sommes arrivés à l’aéroport <text:span text:style-name="T19">de</text:span> Barcelone aux alentours de 8h30, puis nous avons commencé la découverte de la ville en visitant l’ensemble Moderniste du <text:span text:style-name="T19">Paseo</text:span> de Gràcia. Nous avons surtout porté notre attention sur la Casa Batlló de Gaudí <text:span text:style-name="T29">et</text:span> avons vu qu’elle présentait des éléments naturels et légèrement fantastiques tels que des animaux comme un dragon que l’on retrouve sur le toit, des balcons faits avec des formes ressemblant à celles d’os, des fleurs, etc. L’ensemble artistique était très intéressant à voir et j’ai particulièrement aimé la Casa Lleó Morera avec son style plus simple que les autres et moins coloré. Ensuite, nous nous sommes arrêtés dans le quartier gothique pour un temps libre afin de déjeuner et de visiter le quartier par nous-mêmes, qui était selon moi très beau avec plein de petites rues charmantes et la majestueuse cathédrale Sainte-Eulalie. Enfin, pour terminer la journée, nous sommes allés au parc Güell et avons vu un panorama magnifique de la ville ainsi que les différents points d'architecture moderniste du parc.</text:p>
      <text:p text:style-name="P1"/>
      <text:p text:style-name="P4"><text:span text:style-name="T22">Nous avons</text:span><text:span text:style-name="T20"> commenc</text:span><text:span text:style-name="T23">é</text:span><text:span text:style-name="T20"> </text:span><text:span text:style-name="T22">l</text:span><text:span text:style-name="T20">e deuxième jour par une visite guidé</text:span><text:span text:style-name="T23">e</text:span><text:span text:style-name="T20"> de la basilique de la Sagrada Familia de Gaudi qui </text:span><text:span text:style-name="T21">était très impressionnante et avec une architecture et </text:span><text:span text:style-name="T23">une </text:span><text:span text:style-name="T21">histoire très intrigantes, notamment avec ses deux façades : </text:span><text:span text:style-name="T23">la façade de </text:span><text:span text:style-name="T4">la </text:span><text:span text:style-name="T5">n</text:span><text:span text:style-name="T4">ativité,</text:span><text:span text:style-name="T24"> </text:span><text:span text:style-name="T25">consacrée à la naissance du </text:span><text:span text:style-name="T27">C</text:span><text:span text:style-name="T25">hrist et la façade de la passion consacré</text:span><text:span text:style-name="T27">e</text:span><text:span text:style-name="T25"> à la mort et résurrection du </text:span><text:span text:style-name="T27">C</text:span><text:span text:style-name="T25">hrist. Le midi <text:s/>nous avons à nouveau eu du temps libre pour manger </text:span><text:span text:style-name="T28">mais cette fois-ci à la plage</text:span><text:span text:style-name="T25">, puis nous avons fait un jeu de piste portant sur le thème de la fuite de </text:span><text:span text:style-name="T27">S</text:span><text:span text:style-name="T25">aint</text:span><text:span text:style-name="T27">e</text:span><text:span text:style-name="T25">-Eulalie. </text:span><text:span text:style-name="T27">C</text:span><text:span text:style-name="T25">e fut très amusant et m’a permis de mieux découvrir l’histoire du quartier gothique.</text:span></text:p>
      <text:p text:style-name="P8"/>
      <text:p text:style-name="P5"><text:span text:style-name="T25">Le troisième jour </text:span><text:span text:style-name="T26">nous nous sommes baladés sur Las Ramblas en nous arrêtant au marché de la Boquer</text:span><text:span text:style-name="T6">ía. Le marché était remplie de nourriture local </text:span><text:span text:style-name="T7">(Jus, Jambon, Fromage, Fruits</text:span><text:span text:style-name="T6">,...</text:span><text:span text:style-name="T7">)</text:span><text:span text:style-name="T6"> que j’ai trouvé délicieuse. </text:span><text:span text:style-name="T7">Nous nous sommes ensuite arrêtés sous la statue de </text:span><text:span text:style-name="T9">Christophe Colomb qui est placé sur une grande colonne </text:span><text:span text:style-name="T10">avant de manger sur le port</text:span><text:span text:style-name="T9">. </text:span><text:span text:style-name="T10">Après le déjeuner nous sommes partie visité le musée Picasso. Ce que j’ai le plus aimez chez Picasso, est sa période réaliste, je le trouve talentueux pour les </text:span><text:span text:style-name="T11">détails qu’il est capable de mettre dans ses tableau. Notre dernière activité de la journée fut une balade à vélo ou nous sommes passé par de nombreux endroit </text:span><text:span text:style-name="T12">culte de la ville comme l’arc de triomphe, mon monument préféré de la balade </text:span><text:soft-page-break/><text:span text:style-name="T12">avec tout ses signes cachés et incrusté comme la chauve-souris, et entouré de lampadaire assez spéciaux et bien décoré.</text:span></text:p>
      <text:p text:style-name="P5"/>
      <text:p text:style-name="P6"><text:span text:style-name="T8">La quatrième jour nous somme allés visiter hôpital </text:span><text:span text:style-name="T13">Sant-Pau qui démontre encore une fois l’architecture moderniste dans Barcelone avec les référence à la nature, les formes arrondie, la grande taille des vitres, l’utilisation du fer forgé, </text:span><text:span text:style-name="T14">etc …</text:span><text:span text:style-name="T13"> </text:span><text:span text:style-name="T14">L’hôpital ma beaucoup plus et je pense que c’était même le des bâtiment que j’ai le plus aimé dans Barcelone grâce à sa taille, son ingéniosité, et son histoire. Ensuite est venu la pose déjeuner dans </text:span><text:span text:style-name="T15">à nouveaux à la plage</text:span><text:span text:style-name="T14"> avant de reprendre par un autres jeu de piste/balade littéraire sur le thème de L’ombre du vent de Carlos Ruiz Zaf</text:span><text:span text:style-name="T17">ón. La ballade était très amusantes et ce fut très drôle de voir les lieux où se déroule le livre dans la réalité.</text:span></text:p>
      <text:p text:style-name="P6"/>
      <text:p text:style-name="P7"><text:span text:style-name="T16">Le dernier jour nous avons dis au revoir à nos familles d'acceuilles, </text:span><text:span text:style-name="T18">puis nous nous sommes diriger vers le musée vers le musée d’art moderne Moco museum ou nous avons vous les œuvres de plusieurs artistes moderne comme Banksy, Basquiat, etc… Ensuite nous nous sommes diriger vers le palais de la musique Catalane avec son magnifiques orgue et sa merveilleuse architecture moderniste. Ce qui ma le plus plus durant cette visite est la salle de concert qui était magnifiques et son merveilleux plafond en verre. La journée ses terminé par le retour en avion à Pari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1T01:51:30.215000000</meta:creation-date>
    <dc:date>2024-04-25T15:59:21.937000000</dc:date>
    <meta:editing-duration>PT5H35M20S</meta:editing-duration>
    <meta:editing-cycles>25</meta:editing-cycles>
    <meta:generator>LibreOffice/7.5.2.2$Windows_X86_64 LibreOffice_project/53bb9681a964705cf672590721dbc85eb4d0c3a2</meta:generator>
    <meta:document-statistic meta:table-count="0" meta:image-count="0" meta:object-count="0" meta:page-count="2" meta:paragraph-count="6" meta:word-count="715" meta:character-count="4203" meta:non-whitespace-character-count="3492"/>
  </office:meta>
</office:document-meta>
</file>